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00ff00" draw:marker-start="Arrow" draw:marker-start-width="0.3cm" draw:marker-end="Arrow" draw:marker-end-width="0.3cm" draw:fill="solid" draw:fill-color="#23ff23" draw:textarea-horizontal-align="center" draw:textarea-vertical-align="middle"/>
    </style:style>
    <style:style style:name="gr17" style:family="graphic" style:parent-style-name="standard">
      <style:graphic-properties draw:fill="solid" draw:fill-color="#9999cc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7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988cm">
          <draw:text-box>
            <text:p text:style-name="P1"><text:span text:style-name="T1">main install section</text:span> </text:p>
          </draw:text-box>
        </draw:frame>
        <draw:rect draw:style-name="gr3" draw:text-style-name="P5" draw:id="id12" draw:layer="layout" svg:width="4.864cm" svg:height="2.21cm" svg:x="9.45cm" svg:y="12.126cm">
          <text:p text:style-name="P3"><text:span text:style-name="T2">InstallActions-complete.nsh</text:span></text:p>
        </draw:rect>
        <draw:rect draw:style-name="gr6" draw:text-style-name="P5" draw:id="id13" draw:layer="layout" svg:width="4.864cm" svg:height="2.211cm" svg:x="9.45cm" svg:y="9.119cm">
          <text:p text:style-name="P3"><text:span text:style-name="T2">InstallActions-small.nsh</text:span></text:p>
        </draw:rect>
        <draw:rect draw:style-name="gr4" draw:text-style-name="P5" draw:id="id9" draw:layer="layout" svg:width="4.864cm" svg:height="2.21cm" svg:x="9.45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7cm" svg:y="15.4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2.126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2.8cm" svg:y="13.29cm">
          <text:p text:style-name="P3"><text:span text:style-name="T2">LaTeX.nsh</text:span></text:p>
        </draw:rect>
        <draw:rect draw:style-name="gr11" draw:text-style-name="P5" draw:id="id7" draw:layer="layout" svg:width="4.864cm" svg:height="2.21cm" svg:x="22.8cm" svg:y="10.29cm">
          <text:p text:style-name="P3"><text:span text:style-name="T2">LanguageSettings.nsh</text:span></text:p>
        </draw:rect>
        <draw:rect draw:style-name="gr12" draw:text-style-name="P5" draw:id="id14" draw:layer="layout" svg:width="4.864cm" svg:height="2.21cm" svg:x="9.4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2.8cm" svg:y="7.3cm">
          <text:p text:style-name="P3"><text:span text:style-name="T2">ConfigLyX.nsh</text:span></text:p>
        </draw:rect>
        <draw:frame draw:style-name="gr13" draw:text-style-name="P1" draw:layer="layout" svg:width="4.1cm" svg:height="0.916cm" svg:x="9.9cm" svg:y="15.418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619cm" svg:y="6.3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6cm" svg:y="10.6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5" draw:layer="layout" svg:width="4.864cm" svg:height="2.211cm" svg:x="22.8cm" svg:y="16.2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402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cm" svg:y1="8.405cm" svg:x2="21.004cm" svg:y2="13.231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cm" svg:y1="11.395cm" svg:x2="21.004cm" svg:y2="13.231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cm" svg:y1="14.395cm" svg:x2="21.004cm" svg:y2="13.231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14cm" svg:y1="7.041cm" svg:x2="16.3cm" svg:y2="4.507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14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5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5cm" svg:y2="13.231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5cm" svg:y2="10.224cm" draw:start-shape="id4" draw:start-glue-point="1" draw:end-shape="id13" draw:end-glue-point="3">
          <text:p text:style-name="P1"/>
        </draw:connector>
        <draw:connector draw:style-name="gr9" draw:text-style-name="P6" draw:layer="layout" draw:type="curve" draw:line-skew="0.187cm" svg:x1="22.8cm" svg:y1="14.395cm" svg:x2="14.314cm" svg:y2="17.395cm" draw:start-shape="id8" draw:start-glue-point="3" draw:end-shape="id14" draw:end-glue-point="1">
          <text:p text:style-name="P1"/>
        </draw:connector>
        <draw:connector draw:style-name="gr9" draw:text-style-name="P6" draw:layer="layout" draw:type="curve" draw:line-skew="-2.444cm" svg:x1="22.8cm" svg:y1="17.394cm" svg:x2="14.314cm" svg:y2="17.395cm" draw:start-shape="id15" draw:start-glue-point="3" draw:end-shape="id14" draw:end-glue-point="1">
          <text:p text:style-name="P1"/>
        </draw:connector>
        <draw:connector draw:style-name="gr15" draw:text-style-name="P6" draw:layer="layout" draw:type="curve" draw:line-skew="0.113cm" svg:x1="9.45cm" svg:y1="17.395cm" svg:x2="7.724cm" svg:y2="10.225cm" draw:start-shape="id14" draw:start-glue-point="3" draw:end-shape="id4" draw:end-glue-point="1">
          <text:p text:style-name="P1"/>
        </draw:connector>
        <draw:connector draw:style-name="gr15" draw:text-style-name="P6" draw:layer="layout" draw:type="curve" svg:x1="9.45cm" svg:y1="17.395cm" svg:x2="7.724cm" svg:y2="13.231cm" draw:start-shape="id14" draw:start-glue-point="3" draw:end-shape="id3" draw:end-glue-point="1">
          <text:p text:style-name="P1"/>
        </draw:connector>
        <draw:connector draw:style-name="gr15" draw:text-style-name="P6" draw:layer="layout" draw:type="curve" svg:x1="14.314cm" svg:y1="10.224cm" svg:x2="16.14cm" svg:y2="13.231cm" draw:start-shape="id13" draw:start-glue-point="1" draw:end-shape="id6" draw:end-glue-point="3">
          <text:p text:style-name="P1"/>
        </draw:connector>
        <draw:connector draw:style-name="gr15" draw:text-style-name="P6" draw:layer="layout" draw:type="curve" svg:x1="14.314cm" svg:y1="7.041cm" svg:x2="16.14cm" svg:y2="13.231cm" draw:start-shape="id9" draw:start-glue-point="1" draw:end-shape="id6" draw:end-glue-point="3">
          <text:p text:style-name="P1"/>
        </draw:connector>
        <draw:connector draw:style-name="gr15" draw:text-style-name="P6" draw:layer="layout" draw:type="curve" svg:x1="14.314cm" svg:y1="13.231cm" svg:x2="16.14cm" svg:y2="13.231cm" draw:start-shape="id12" draw:start-glue-point="1" draw:end-shape="id6" draw:end-glue-point="3">
          <text:p text:style-name="P1"/>
        </draw:connector>
        <draw:rect draw:style-name="gr10" draw:text-style-name="P5" draw:id="id16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6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6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6" draw:start-glue-point="3" draw:end-shape="id3">
          <text:p text:style-name="P1"/>
        </draw:connector>
        <draw:frame draw:style-name="gr1" draw:text-style-name="P2" draw:layer="layout" svg:width="4.805cm" svg:height="0.912cm" svg:x="3.1cm" svg:y="1.3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cm" svg:y1="17.394cm" svg:x2="21.004cm" svg:y2="13.231cm" draw:start-shape="id15" draw:start-glue-point="3" draw:end-shape="id6" draw:end-glue-point="1">
          <text:p text:style-name="P1"/>
        </draw:connector>
        <draw:connector draw:style-name="gr16" draw:text-style-name="P6" draw:layer="layout" draw:type="line" svg:x1="21.273cm" svg:y1="14.805cm" svg:x2="15.61cm" svg:y2="12.642cm">
          <text:p text:style-name="P1"/>
        </draw:connector>
        <draw:connector draw:style-name="gr16" draw:text-style-name="P6" draw:layer="layout" draw:type="line" svg:x1="21.274cm" svg:y1="12.305cm" svg:x2="15.61cm" svg:y2="10.113cm">
          <text:p text:style-name="P1"/>
        </draw:connector>
        <draw:connector draw:style-name="gr16" draw:text-style-name="P6" draw:layer="layout" draw:type="line" svg:x1="21.274cm" svg:y1="9.805cm" svg:x2="15.757cm" svg:y2="7.761cm">
          <text:p text:style-name="P1"/>
        </draw:connector>
        <draw:rect draw:style-name="gr17" draw:text-style-name="P5" draw:layer="layout" svg:width="4.864cm" svg:height="2.211cm" svg:x="22.801cm" svg:y="3.401cm">
          <text:p text:style-name="P3"><text:span text:style-name="T2">Launch.nsi</text:span></text:p>
        </draw:rect>
        <draw:frame draw:style-name="gr14" draw:text-style-name="P2" draw:layer="layout" svg:width="5.38cm" svg:height="1cm" svg:x="22.52cm" svg:y="2.401cm">
          <draw:text-box>
            <text:p text:style-name="P1"><text:span text:style-name="T1">launcher for lyx.ex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5-01T16:26:39</dc:date>
    <dc:language>de-DE</dc:language>
    <meta:editing-cycles>39</meta:editing-cycles>
    <meta:editing-duration>PT1H22M49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